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veMethodExecutor.discoverPublicDeclaringClass( Method method ,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flectiveMethodExecutor.didArgumentConversionOc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MethodExecutor.getPublicDeclaring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veMethodExecutor.execute( EvaluationContext context , Object target , Object ...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lectiveMethodExecutor.ReflectiveMethodExecutor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MethodExecuto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MethodExecutor.ReflectiveMethodExecutor( Method method , @ Nullable Class &lt; ? &gt; targe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